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4424312336303765748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7247701902846371094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6786477182624835856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793595125966328749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41311470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2918672563464775285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9121615238965302855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41332557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text:s/></text:span><text:span text:style-name="T43">- </text:span><text:span text:style-name="T46">ТО же что и <text:s/></text:span><text:span text:style-name="T67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68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9T21:12:22.53</dc:date>
    <meta:editing-duration>P26DT6H31M59S</meta:editing-duration>
    <meta:editing-cycles>69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80" meta:character-count="23279"/>
  </office:meta>
</office:document-meta>
</file>